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17.75cm"/>
    </style:style>
    <style:style style:name="gr2" style:family="graphic" style:parent-style-name="standard">
      <style:graphic-properties svg:stroke-color="#b2b2b2" draw:fill="solid" draw:fill-color="#e8f2a1" draw:textarea-horizontal-align="justify" draw:textarea-vertical-align="middle" draw:auto-grow-height="false" fo:min-height="1.25cm" fo:min-width="17.75cm"/>
    </style:style>
    <style:style style:name="gr3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17.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41cm" draw:shadow="hidden"/>
      <style:paragraph-properties style:writing-mode="lr-tb"/>
    </style:style>
    <style:style style:name="gr6" style:family="graphic" style:parent-style-name="objectwithoutfill">
      <style:graphic-properties draw:marker-end="Puntas_20_de_20_flecha_20_1" draw:marker-end-width="0.1cm" draw:marker-end-center="true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25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46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33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75cm" draw:shadow="hidden"/>
      <style:paragraph-properties style:writing-mode="lr-tb"/>
    </style:style>
    <style:style style:name="gr12" style:family="graphic" style:parent-style-name="objectwithoutfill">
      <style:graphic-properties draw:stroke="dash" draw:stroke-dash="Long_20_Dot" draw:marker-end="Puntas_20_de_20_flecha_20_3" draw:marker-end-width="0.1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747cm" fo:padding-top="0cm" fo:padding-bottom="0cm" fo:padding-left="0cm" fo:padding-right="0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959cm" fo:padding-top="0cm" fo:padding-bottom="0cm" fo:padding-left="0cm" fo:padding-right="0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043cm" fo:padding-top="0cm" fo:padding-bottom="0cm" fo:padding-left="0cm" fo:padding-right="0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713cm" fo:padding-top="0cm" fo:padding-bottom="0cm" fo:padding-left="0cm" fo:padding-right="0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742cm" fo:padding-top="0cm" fo:padding-bottom="0cm" fo:padding-left="0cm" fo:padding-right="0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67cm" fo:padding-top="0cm" fo:padding-bottom="0cm" fo:padding-left="0cm" fo:padding-right="0cm" draw:shadow="hidden"/>
      <style:paragraph-properties style:writing-mode="lr-tb"/>
    </style:style>
    <style:style style:name="gr25" style:family="graphic" style:parent-style-name="objectwithoutfill">
      <style:graphic-properties draw:stroke="dash" draw:stroke-dash="Long_20_Dash_20_Dot" svg:stroke-color="#ff0000" draw:marker-end="Concave" draw:marker-end-width="0.1cm" draw:fill="none" draw:textarea-vertical-align="middle"/>
    </style:style>
    <style:style style:name="gr26" style:family="graphic" style:parent-style-name="objectwithoutfill">
      <style:graphic-properties draw:stroke="dash" draw:stroke-dash="Double_20_Dash_20_Dot" svg:stroke-color="#ff0000" draw:marker-end="Puntas_20_de_20_flecha_20_1" draw:marker-end-width="0.1cm" draw:marker-end-center="true" draw:fill="none" draw:textarea-vertical-align="middle" draw:shadow="hidden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fo:text-shadow="1pt 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6pt" fo:text-shadow="1pt 1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fo:font-size="6pt" fo:text-shadow="1pt 1pt" style:font-size-asian="18pt" style:font-size-complex="18pt"/>
    </style:style>
    <style:style style:name="T1" style:family="text">
      <style:text-properties fo:font-size="6pt" fo:text-shadow="1pt 1pt" style:font-size-asian="18pt" style:font-size-complex="18pt"/>
    </style:style>
    <style:style style:name="T2" style:family="text">
      <style:text-properties fo:font-size="8pt" fo:text-shadow="1pt 1pt" style:font-size-asian="18pt" style:font-size-complex="18pt"/>
    </style:style>
    <style:style style:name="T3" style:family="text">
      <style:text-properties fo:color="#ff0000" loext:opacity="100%" fo:font-size="6pt" fo:text-shadow="1pt 1pt" style:font-size-asian="18pt" style:font-size-complex="18pt"/>
    </style:style>
    <style:style style:name="T4" style:family="text">
      <style:text-properties fo:text-transform="capitalize" fo:font-size="18pt" fo:text-shadow="1pt 1pt" style:font-size-asian="18pt" style:font-size-complex="18pt"/>
    </style:style>
    <style:style style:name="T5" style:family="text">
      <style:text-properties fo:color="#cccccc" loext:opacity="100%" fo:font-size="6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25cm" svg:height="1.5cm" svg:x="1.5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5cm" svg:height="1.5cm" svg:x="1.5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5cm" svg:height="1.5cm" svg:x="1.5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5cm" svg:height="1.5cm" svg:x="1.5cm" svg:y="6.3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1.129cm" svg:height="0.489cm" svg:x="10.75cm" svg:y="3.3cm">
          <draw:text-box>
            <text:p><text:span text:style-name="T1">main.c</text:span></text:p>
          </draw:text-box>
        </draw:frame>
        <draw:frame draw:style-name="gr5" draw:text-style-name="P3" xml:id="id2" draw:id="id2" draw:layer="layout" svg:width="1.141cm" svg:height="0.489cm" svg:x="10.721cm" svg:y="4.811cm">
          <draw:text-box>
            <text:p><text:span text:style-name="T1">main.h</text:span></text:p>
          </draw:text-box>
        </draw:frame>
        <draw:connector draw:style-name="gr6" draw:text-style-name="P4" draw:layer="layout" draw:type="lines" svg:x1="11.314cm" svg:y1="3.789cm" svg:x2="11.291cm" svg:y2="4.811cm" draw:start-shape="id1" draw:start-glue-point="2" draw:end-shape="id2" draw:end-glue-point="0" svg:d="M11314 3789v500l-23 22v500" svg:viewBox="0 0 24 1023">
          <text:p/>
        </draw:connector>
        <draw:frame draw:style-name="gr7" draw:text-style-name="P3" xml:id="id3" draw:id="id3" draw:layer="layout" svg:width="1.425cm" svg:height="0.489cm" svg:x="7.925cm" svg:y="6.761cm">
          <draw:text-box>
            <text:p><text:span text:style-name="T1">sln2663.h</text:span></text:p>
          </draw:text-box>
        </draw:frame>
        <draw:frame draw:style-name="gr4" draw:text-style-name="P3" xml:id="id4" draw:id="id4" draw:layer="layout" svg:width="2.42cm" svg:height="0.489cm" svg:x="10.1cm" svg:y="7cm">
          <draw:text-box>
            <text:p><text:span text:style-name="T1">sln2663_led_1615.h</text:span></text:p>
          </draw:text-box>
        </draw:frame>
        <draw:frame draw:style-name="gr8" draw:text-style-name="P3" xml:id="id5" draw:id="id5" draw:layer="layout" svg:width="1.946cm" svg:height="0.489cm" svg:x="13.654cm" svg:y="6.811cm">
          <draw:text-box>
            <text:p><text:span text:style-name="T1">sln2663_time.h</text:span></text:p>
          </draw:text-box>
        </draw:frame>
        <draw:connector draw:style-name="gr6" draw:text-style-name="P4" draw:layer="layout" draw:type="lines" svg:x1="11.291cm" svg:y1="5.3cm" svg:x2="8.637cm" svg:y2="6.761cm" draw:start-shape="id2" draw:start-glue-point="2" draw:end-shape="id3" draw:end-glue-point="0" svg:d="M11291 5300v500l-2654 461v500" svg:viewBox="0 0 2655 1462">
          <text:p/>
        </draw:connector>
        <draw:connector draw:style-name="gr6" draw:text-style-name="P4" draw:layer="layout" draw:type="lines" svg:x1="11.291cm" svg:y1="5.3cm" svg:x2="11.31cm" svg:y2="7cm" draw:start-shape="id2" draw:start-glue-point="2" draw:end-shape="id4" draw:end-glue-point="0" svg:d="M11291 5300v500l19 700v500" svg:viewBox="0 0 20 1701">
          <text:p/>
        </draw:connector>
        <draw:connector draw:style-name="gr6" draw:text-style-name="P4" draw:layer="layout" draw:type="lines" svg:x1="11.291cm" svg:y1="5.3cm" svg:x2="14.627cm" svg:y2="6.811cm" draw:start-shape="id2" draw:start-glue-point="2" draw:end-shape="id5" draw:end-glue-point="0" svg:d="M11291 5300v500l3336 511v500" svg:viewBox="0 0 3337 1512">
          <text:p/>
        </draw:connector>
        <draw:frame draw:style-name="gr4" draw:text-style-name="P3" xml:id="id6" draw:id="id6" draw:layer="layout" svg:width="2.42cm" svg:height="0.489cm" svg:x="10.1cm" svg:y="8.3cm">
          <draw:text-box>
            <text:p><text:span text:style-name="T1">sln2663_led_1615.c</text:span></text:p>
          </draw:text-box>
        </draw:frame>
        <draw:frame draw:style-name="gr9" draw:text-style-name="P3" xml:id="id7" draw:id="id7" draw:layer="layout" svg:width="1.933cm" svg:height="0.489cm" svg:x="13.654cm" svg:y="8.311cm">
          <draw:text-box>
            <text:p><text:span text:style-name="T1">sln2663_time.c</text:span></text:p>
          </draw:text-box>
        </draw:frame>
        <draw:frame draw:style-name="gr10" draw:text-style-name="P5" draw:layer="layout" svg:width="2.394cm" svg:height="0.569cm" draw:transform="rotate (1.5707963267949) translate (19.181cm 9.05cm)">
          <draw:text-box>
            <text:p><text:span text:style-name="T2">device\sln2663</text:span></text:p>
          </draw:text-box>
        </draw:frame>
        <draw:connector draw:style-name="gr6" draw:text-style-name="P4" draw:layer="layout" draw:type="lines" svg:x1="11.31cm" svg:y1="8.3cm" svg:x2="11.31cm" svg:y2="7.489cm" draw:start-shape="id6" draw:start-glue-point="0" draw:end-shape="id4" draw:end-glue-point="2" svg:d="M11310 8300v-500 189-500" svg:viewBox="0 0 1 812">
          <text:p/>
        </draw:connector>
        <draw:connector draw:style-name="gr6" draw:text-style-name="P4" draw:layer="layout" draw:type="lines" svg:x1="14.62cm" svg:y1="8.311cm" svg:x2="14.627cm" svg:y2="7.3cm" draw:start-shape="id7" draw:start-glue-point="0" draw:end-shape="id5" draw:end-glue-point="2" svg:d="M14620 8311v-500l7-11v-500" svg:viewBox="0 0 8 1012">
          <text:p/>
        </draw:connector>
        <draw:frame draw:style-name="gr11" draw:text-style-name="P6" xml:id="id22" draw:id="id22" draw:layer="layout" svg:width="1.675cm" svg:height="0.489cm" svg:x="17.326cm" svg:y="4.277cm">
          <draw:text-box>
            <text:p><text:span text:style-name="T3">gd32vf103.h</text:span></text:p>
          </draw:text-box>
        </draw:frame>
        <draw:connector draw:style-name="gr12" draw:text-style-name="P4" draw:layer="layout" draw:type="curve" svg:x1="15.6cm" svg:y1="7.055cm" svg:x2="15cm" svg:y2="4.505cm" draw:start-shape="id5" draw:start-glue-point="1" draw:end-shape="id8" draw:end-glue-point="1" svg:d="M15600 7055c750 0 1050-2550-600-2550" svg:viewBox="0 0 1205 2551">
          <text:p/>
        </draw:connector>
        <draw:frame draw:style-name="gr11" draw:text-style-name="P6" xml:id="id14" draw:id="id14" draw:layer="layout" svg:width="1.675cm" svg:height="0.489cm" svg:x="3cm" svg:y="4.011cm">
          <draw:text-box>
            <text:p><text:span text:style-name="T3">gd32vf103.h</text:span></text:p>
          </draw:text-box>
        </draw:frame>
        <draw:connector draw:style-name="gr12" draw:text-style-name="P4" draw:layer="layout" draw:type="curve" svg:x1="7.925cm" svg:y1="7.005cm" svg:x2="8.412cm" svg:y2="4.739cm" draw:start-shape="id3" draw:start-glue-point="3" draw:end-shape="id9" draw:end-glue-point="2" svg:d="M7925 7005c-750 0-625-627-316-815s803 65 803-1451" svg:viewBox="0 0 1046 2267">
          <text:p/>
        </draw:connector>
        <draw:frame draw:style-name="gr4" draw:text-style-name="P8" xml:id="id10" draw:id="id10" draw:layer="layout" svg:width="1.75cm" svg:height="0.489cm" svg:x="6.35cm" svg:y="9.761cm">
          <draw:text-box>
            <text:p text:style-name="P7"><text:span text:style-name="T1">led_1615.h</text:span></text:p>
          </draw:text-box>
        </draw:frame>
        <draw:connector draw:style-name="gr6" draw:text-style-name="P4" draw:layer="layout" draw:type="lines" draw:line-skew="0cm -0.211cm" svg:x1="10.1cm" svg:y1="7.244cm" svg:x2="7.225cm" svg:y2="9.761cm" draw:start-shape="id4" draw:start-glue-point="3" draw:end-shape="id10" draw:end-glue-point="0" svg:d="M10100 7244h-500l-2375 1806v711" svg:viewBox="0 0 2876 2518">
          <text:p/>
        </draw:connector>
        <draw:frame draw:style-name="gr13" draw:text-style-name="P5" draw:layer="layout" svg:width="1.399cm" svg:height="0.569cm" draw:transform="rotate (1.5707963267949) translate (1.5cm 7.8cm)">
          <draw:text-box>
            <text:p><text:span text:style-name="T2">include</text:span></text:p>
          </draw:text-box>
        </draw:frame>
        <draw:frame draw:style-name="gr14" draw:text-style-name="P5" draw:layer="layout" svg:width="0.883cm" svg:height="0.569cm" draw:transform="rotate (1.5707963267949) translate (1.5cm 9.05cm)">
          <draw:text-box>
            <text:p><text:span text:style-name="T2">src</text:span></text:p>
          </draw:text-box>
        </draw:frame>
        <draw:frame draw:style-name="gr4" draw:text-style-name="P3" xml:id="id11" draw:id="id11" draw:layer="layout" svg:width="2.42cm" svg:height="0.489cm" svg:x="5.1cm" svg:y="7.261cm">
          <draw:text-box>
            <text:p><text:span text:style-name="T1">sln2663_gpio_led.h</text:span></text:p>
          </draw:text-box>
        </draw:frame>
        <draw:connector draw:style-name="gr6" draw:text-style-name="P4" draw:layer="layout" draw:type="lines" svg:x1="10.1cm" svg:y1="7.244cm" svg:x2="7.52cm" svg:y2="7.505cm" draw:start-shape="id4" draw:start-glue-point="3" draw:end-shape="id11" draw:end-glue-point="1" svg:d="M10100 7244h-500l-1580 261h-500" svg:viewBox="0 0 2581 262">
          <text:p/>
        </draw:connector>
        <draw:frame draw:style-name="gr4" draw:text-style-name="P3" xml:id="id12" draw:id="id12" draw:layer="layout" svg:width="2.42cm" svg:height="0.489cm" svg:x="5.1cm" svg:y="8.3cm">
          <draw:text-box>
            <text:p><text:span text:style-name="T1">sln2663_gpio_led.c</text:span></text:p>
          </draw:text-box>
        </draw:frame>
        <draw:connector draw:style-name="gr6" draw:text-style-name="P4" draw:layer="layout" draw:type="lines" svg:x1="6.31cm" svg:y1="8.3cm" svg:x2="6.31cm" svg:y2="7.75cm" draw:start-shape="id12" draw:start-glue-point="0" draw:end-shape="id11" draw:end-glue-point="2" svg:d="M6310 8300v-500 450-500" svg:viewBox="0 0 1 551">
          <text:p/>
        </draw:connector>
        <draw:frame draw:style-name="gr4" draw:text-style-name="P3" xml:id="id13" draw:id="id13" draw:layer="layout" svg:width="1.92cm" svg:height="0.489cm" svg:x="3.33cm" svg:y="7.25cm">
          <draw:text-box>
            <text:p><text:span text:style-name="T1">sln2663_rcu.h</text:span></text:p>
          </draw:text-box>
        </draw:frame>
        <draw:connector draw:style-name="gr6" draw:text-style-name="P4" draw:layer="layout" draw:type="lines" draw:line-skew="0.25cm -0.189cm" svg:x1="6.31cm" svg:y1="8.3cm" svg:x2="4.29cm" svg:y2="7.739cm" draw:start-shape="id12" draw:start-glue-point="0" draw:end-shape="id13" draw:end-glue-point="2" svg:d="M6310 8300v-250h-2020v-311" svg:viewBox="0 0 2021 562">
          <text:p/>
        </draw:connector>
        <draw:connector draw:style-name="gr12" draw:text-style-name="P4" draw:layer="layout" draw:type="curve" svg:x1="4.29cm" svg:y1="7.25cm" svg:x2="3.837cm" svg:y2="4.5cm" draw:start-shape="id13" draw:end-shape="id14" draw:end-glue-point="2" svg:d="M4290 7250c0-2062-453-688-453-2750" svg:viewBox="0 0 454 2751">
          <text:p/>
        </draw:connector>
        <draw:frame draw:style-name="gr4" draw:text-style-name="P3" xml:id="id15" draw:id="id15" draw:layer="layout" svg:width="2cm" svg:height="0.489cm" svg:x="3.25cm" svg:y="8.3cm">
          <draw:text-box>
            <text:p><text:span text:style-name="T1">sln2663_rcu.c</text:span></text:p>
          </draw:text-box>
        </draw:frame>
        <draw:connector draw:style-name="gr6" draw:text-style-name="P4" draw:layer="layout" draw:type="lines" draw:line-skew="0.25cm 0.17cm" svg:x1="3.25cm" svg:y1="8.544cm" svg:x2="3.33cm" svg:y2="7.494cm" draw:start-shape="id15" draw:start-glue-point="3" draw:end-shape="id13" draw:end-glue-point="3" svg:d="M3250 8544h-250v-1050h330" svg:viewBox="0 0 331 1051">
          <text:p/>
        </draw:connector>
        <draw:frame draw:style-name="gr13" draw:text-style-name="P5" draw:layer="layout" svg:width="1.399cm" svg:height="0.569cm" draw:transform="rotate (1.5707963267949) translate (1.5cm 10.699cm)">
          <draw:text-box>
            <text:p><text:span text:style-name="T2">include</text:span></text:p>
          </draw:text-box>
        </draw:frame>
        <draw:frame draw:style-name="gr14" draw:text-style-name="P5" draw:layer="layout" svg:width="0.883cm" svg:height="0.569cm" draw:transform="rotate (1.5707963267949) translate (1.5cm 11.933cm)">
          <draw:text-box>
            <text:p><text:span text:style-name="T2">src</text:span></text:p>
          </draw:text-box>
        </draw:frame>
        <draw:frame draw:style-name="gr4" draw:text-style-name="P8" xml:id="id16" draw:id="id16" draw:layer="layout" svg:width="1.75cm" svg:height="0.489cm" svg:x="6.35cm" svg:y="11.311cm">
          <draw:text-box>
            <text:p text:style-name="P7"><text:span text:style-name="T1">led_1615.c</text:span></text:p>
          </draw:text-box>
        </draw:frame>
        <draw:connector draw:style-name="gr6" draw:text-style-name="P4" draw:layer="layout" draw:type="lines" svg:x1="7.225cm" svg:y1="11.311cm" svg:x2="7.225cm" svg:y2="10.25cm" draw:start-shape="id16" draw:start-glue-point="0" draw:end-shape="id10" draw:end-glue-point="2" svg:d="M7225 11311v-500-61-500" svg:viewBox="0 0 1 1062">
          <text:p/>
        </draw:connector>
        <draw:frame draw:style-name="gr15" draw:text-style-name="P8" xml:id="id17" draw:id="id17" draw:layer="layout" svg:width="1.5cm" svg:height="0.727cm" svg:x="9.35cm" svg:y="9.642cm">
          <draw:text-box>
            <text:p text:style-name="P7"><text:span text:style-name="T1">rgb_led.h</text:span></text:p>
          </draw:text-box>
        </draw:frame>
        <draw:connector draw:style-name="gr6" draw:text-style-name="P4" draw:layer="layout" draw:type="lines" svg:x1="8.1cm" svg:y1="10.005cm" svg:x2="9.35cm" svg:y2="10.005cm" draw:start-shape="id10" draw:start-glue-point="1" draw:end-shape="id17" draw:end-glue-point="3" svg:d="M8100 10005h500 250 500" svg:viewBox="0 0 1251 1">
          <text:p/>
        </draw:connector>
        <draw:frame draw:style-name="gr4" draw:text-style-name="P8" xml:id="id18" draw:id="id18" draw:layer="layout" svg:width="1.75cm" svg:height="0.489cm" svg:x="9.35cm" svg:y="11.311cm">
          <draw:text-box>
            <text:p text:style-name="P7"><text:span text:style-name="T1">rgb_led.c</text:span></text:p>
          </draw:text-box>
        </draw:frame>
        <draw:connector draw:style-name="gr6" draw:text-style-name="P4" draw:layer="layout" draw:type="lines" svg:x1="10.225cm" svg:y1="11.311cm" svg:x2="10.1cm" svg:y2="10.369cm" draw:start-shape="id18" draw:start-glue-point="0" draw:end-shape="id17" draw:end-glue-point="2" svg:d="M10225 11311v-500l-125 58v-500" svg:viewBox="0 0 126 943">
          <text:p/>
        </draw:connector>
        <draw:frame draw:style-name="gr16" draw:text-style-name="P5" draw:layer="layout" svg:width="1.78cm" svg:height="0.569cm" draw:transform="rotate (1.5707963267949) translate (19.181cm 11.58cm)">
          <draw:text-box>
            <text:p><text:span text:style-name="T2">device\led</text:span></text:p>
          </draw:text-box>
        </draw:frame>
        <draw:frame draw:style-name="gr4" draw:text-style-name="P8" xml:id="id19" draw:id="id19" draw:layer="layout" svg:width="1.75cm" svg:height="0.489cm" svg:x="11.6cm" svg:y="9.75cm">
          <draw:text-box>
            <text:p text:style-name="P7"><text:span text:style-name="T1">tricolor_led.h</text:span></text:p>
          </draw:text-box>
        </draw:frame>
        <draw:frame draw:style-name="gr4" draw:text-style-name="P8" xml:id="id20" draw:id="id20" draw:layer="layout" svg:width="1.75cm" svg:height="0.489cm" svg:x="11.6cm" svg:y="11.311cm">
          <draw:text-box>
            <text:p text:style-name="P7"><text:span text:style-name="T1">tricolor_led.c</text:span></text:p>
          </draw:text-box>
        </draw:frame>
        <draw:connector draw:style-name="gr6" draw:text-style-name="P4" draw:layer="layout" draw:type="lines" svg:x1="10.85cm" svg:y1="10.005cm" svg:x2="11.6cm" svg:y2="9.994cm" draw:start-shape="id17" draw:start-glue-point="1" draw:end-shape="id19" draw:end-glue-point="3" svg:d="M10850 10005h500l-250-11h500" svg:viewBox="0 0 751 12">
          <text:p/>
        </draw:connector>
        <draw:connector draw:style-name="gr6" draw:text-style-name="P4" draw:layer="layout" draw:type="lines" svg:x1="12.475cm" svg:y1="11.311cm" svg:x2="12.475cm" svg:y2="10.239cm" draw:start-shape="id20" draw:start-glue-point="0" draw:end-shape="id19" draw:end-glue-point="2" svg:d="M12475 11311v-500-72-500" svg:viewBox="0 0 1 1073">
          <text:p/>
        </draw:connector>
        <draw:frame draw:style-name="gr4" draw:text-style-name="P8" xml:id="id21" draw:id="id21" draw:layer="layout" svg:width="1.75cm" svg:height="0.489cm" svg:x="14.6cm" svg:y="9.75cm">
          <draw:text-box>
            <text:p text:style-name="P7"><text:span text:style-name="T1">single_led.h</text:span></text:p>
          </draw:text-box>
        </draw:frame>
        <draw:connector draw:style-name="gr6" draw:text-style-name="P4" draw:layer="layout" draw:type="lines" svg:x1="13.35cm" svg:y1="9.994cm" svg:x2="14.6cm" svg:y2="9.994cm" draw:start-shape="id19" draw:start-glue-point="1" draw:end-shape="id21" draw:end-glue-point="3" svg:d="M13350 9994h500 250 500" svg:viewBox="0 0 1251 1">
          <text:p/>
        </draw:connector>
        <draw:connector draw:style-name="gr12" draw:text-style-name="P4" draw:layer="layout" draw:type="curve" svg:x1="16.35cm" svg:y1="9.994cm" svg:x2="18.163cm" svg:y2="4.766cm" draw:start-shape="id21" draw:start-glue-point="1" draw:end-shape="id22" draw:end-glue-point="2" svg:d="M16350 9994c1209 0 1813-1742 1813-5228" svg:viewBox="0 0 1814 5229">
          <text:p/>
        </draw:connector>
        <draw:frame draw:style-name="gr17" draw:text-style-name="P9" draw:layer="layout" svg:width="4.837cm" svg:height="0.962cm" svg:x="8.918cm" svg:y="1.5cm">
          <draw:text-box>
            <text:p><text:span text:style-name="T4">bird's-eye view</text:span></text:p>
          </draw:text-box>
        </draw:frame>
        <draw:frame draw:style-name="gr18" draw:text-style-name="P11" xml:id="id29" draw:id="id29" draw:layer="layout" svg:width="0.747cm" svg:height="0.239cm" svg:x="11.503cm" svg:y="5.261cm">
          <draw:text-box>
            <text:p text:style-name="P10"><text:span text:style-name="T5">sln2663</text:span></text:p>
          </draw:text-box>
        </draw:frame>
        <draw:frame draw:style-name="gr19" draw:text-style-name="P11" xml:id="id24" draw:id="id24" draw:layer="layout" svg:width="0.959cm" svg:height="0.239cm" svg:x="15.791cm" svg:y="10.25cm">
          <draw:text-box>
            <text:p text:style-name="P10"><text:span text:style-name="T5">single_led</text:span></text:p>
          </draw:text-box>
        </draw:frame>
        <draw:frame draw:style-name="gr20" draw:text-style-name="P11" xml:id="id23" draw:id="id23" draw:layer="layout" svg:width="1.043cm" svg:height="0.239cm" svg:x="12.957cm" svg:y="10.261cm">
          <draw:text-box>
            <text:p text:style-name="P10"><text:span text:style-name="T5">tricolor_led</text:span></text:p>
          </draw:text-box>
        </draw:frame>
        <draw:frame draw:style-name="gr21" draw:text-style-name="P11" xml:id="id25" draw:id="id25" draw:layer="layout" svg:width="0.713cm" svg:height="0.239cm" svg:x="10.271cm" svg:y="10.25cm">
          <draw:text-box>
            <text:p text:style-name="P10"><text:span text:style-name="T5">rgb_led</text:span></text:p>
          </draw:text-box>
        </draw:frame>
        <draw:frame draw:style-name="gr22" draw:text-style-name="P11" xml:id="id26" draw:id="id26" draw:layer="layout" svg:width="0.878cm" svg:height="0.239cm" svg:x="7.5cm" svg:y="10.261cm">
          <draw:text-box>
            <text:p text:style-name="P10"><text:span text:style-name="T5">led_1615</text:span></text:p>
          </draw:text-box>
        </draw:frame>
        <draw:frame draw:style-name="gr23" draw:text-style-name="P11" xml:id="id27" draw:id="id27" draw:layer="layout" svg:width="1.742cm" svg:height="0.239cm" svg:x="12.008cm" svg:y="7.511cm">
          <draw:text-box>
            <text:p text:style-name="P10"><text:span text:style-name="T5">sln2663_led_1615</text:span></text:p>
          </draw:text-box>
        </draw:frame>
        <draw:frame draw:style-name="gr24" draw:text-style-name="P11" xml:id="id28" draw:id="id28" draw:layer="layout" svg:width="1.67cm" svg:height="0.239cm" svg:x="6cm" svg:y="7.011cm">
          <draw:text-box>
            <text:p text:style-name="P10"><text:span text:style-name="T5">sln2663_gpio_led</text:span></text:p>
          </draw:text-box>
        </draw:frame>
        <draw:connector draw:style-name="gr25" draw:text-style-name="P4" draw:layer="layout" draw:type="curve" svg:x1="14cm" svg:y1="10.38cm" svg:x2="15.791cm" svg:y2="10.369cm" draw:start-shape="id23" draw:start-glue-point="1" draw:end-shape="id24" draw:end-glue-point="3" svg:d="M14000 10380c1344 0 449-11 1791-11" svg:viewBox="0 0 1792 12">
          <text:p/>
        </draw:connector>
        <draw:connector draw:style-name="gr25" draw:text-style-name="P4" draw:layer="layout" draw:type="curve" svg:x1="10.984cm" svg:y1="10.369cm" svg:x2="12.957cm" svg:y2="10.38cm" draw:start-shape="id25" draw:start-glue-point="1" draw:end-shape="id23" draw:end-glue-point="3" svg:d="M10984 10369c1480 0 494 11 1973 11" svg:viewBox="0 0 1974 12">
          <text:p/>
        </draw:connector>
        <draw:connector draw:style-name="gr25" draw:text-style-name="P4" draw:layer="layout" draw:type="curve" svg:x1="8.378cm" svg:y1="10.38cm" svg:x2="10.271cm" svg:y2="10.369cm" draw:start-shape="id26" draw:start-glue-point="1" draw:end-shape="id25" draw:end-glue-point="3" svg:d="M8378 10380c1420 0 474-11 1893-11" svg:viewBox="0 0 1894 12">
          <text:p/>
        </draw:connector>
        <draw:connector draw:style-name="gr25" draw:text-style-name="P4" draw:layer="layout" draw:type="curve" svg:x1="12.879cm" svg:y1="7.75cm" svg:x2="7.939cm" svg:y2="10.261cm" draw:start-shape="id27" draw:start-glue-point="2" draw:end-shape="id26" draw:end-glue-point="0" svg:d="M12879 7750c0 1887-4940 632-4940 2511" svg:viewBox="0 0 4941 2512">
          <text:p/>
        </draw:connector>
        <draw:connector draw:style-name="gr6" draw:text-style-name="P4" draw:layer="layout" draw:type="lines" draw:line-skew="-4.011cm -6.5cm" svg:x1="6.31cm" svg:y1="7.261cm" svg:x2="15.475cm" svg:y2="9.75cm" draw:start-shape="id11" draw:start-glue-point="0" draw:end-shape="id21" draw:end-glue-point="0" svg:d="M6310 7261v-4511h9165v7000" svg:viewBox="0 0 9166 7001">
          <text:p/>
        </draw:connector>
        <draw:connector draw:style-name="gr26" draw:text-style-name="P4" draw:layer="layout" draw:type="lines" draw:line-skew="-3.511cm -6.75cm" svg:x1="6.835cm" svg:y1="7.011cm" svg:x2="16.27cm" svg:y2="10.25cm" draw:start-shape="id28" draw:start-glue-point="0" draw:end-shape="id24" draw:end-glue-point="0" svg:d="M6835 7011v-4011h9435v7250" svg:viewBox="0 0 9436 7251">
          <text:p/>
        </draw:connector>
        <draw:frame draw:style-name="gr11" draw:text-style-name="P6" xml:id="id9" draw:id="id9" draw:layer="layout" svg:width="1.675cm" svg:height="0.489cm" svg:x="7.575cm" svg:y="4.25cm">
          <draw:text-box>
            <text:p><text:span text:style-name="T3">gd32vf103.h</text:span></text:p>
          </draw:text-box>
        </draw:frame>
        <draw:frame draw:style-name="gr11" draw:text-style-name="P6" xml:id="id8" draw:id="id8" draw:layer="layout" svg:width="1.675cm" svg:height="0.489cm" svg:x="13.325cm" svg:y="4.261cm">
          <draw:text-box>
            <text:p><text:span text:style-name="T3">gd32vf103.h</text:span></text:p>
          </draw:text-box>
        </draw:frame>
        <draw:connector draw:style-name="gr25" draw:text-style-name="P4" draw:layer="layout" draw:type="curve" svg:x1="12.25cm" svg:y1="5.38cm" svg:x2="12.879cm" svg:y2="7.511cm" draw:start-shape="id29" draw:start-glue-point="1" draw:end-shape="id27" draw:end-glue-point="0" svg:d="M12250 5380c420 0 629 710 629 2131" svg:viewBox="0 0 630 2132">
          <text:p/>
        </draw:connector>
        <draw:connector draw:style-name="gr25" draw:text-style-name="P4" draw:layer="layout" draw:type="curve" svg:x1="11.503cm" svg:y1="5.38cm" svg:x2="7.67cm" svg:y2="7.13cm" draw:start-shape="id29" draw:start-glue-point="3" draw:end-shape="id28" draw:end-glue-point="1" svg:d="M11503 5380c-2874 0-958 1750-3833 1750" svg:viewBox="0 0 3834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07T09:54:04.730000000</dc:date>
    <meta:editing-duration>PT1H25M41S</meta:editing-duration>
    <meta:editing-cycles>38</meta:editing-cycles>
    <meta:document-statistic meta:object-count="69"/>
  </office:meta>
</office:document-meta>
</file>